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fo:color="#000000" fo:font-style="italic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fo:color="#000000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en zu Prozessen &amp; Co.</text:span><text:span text:style-name="T2"><text:line-break/></text:span></text:p>
      <text:p text:style-name="P2"><text:span text:style-name="T2">1. Starten Sie einen Prozess im Hintergrund z.B. xclock</text:span></text:p>
      <text:p text:style-name="P2"><text:span text:style-name="T2">Mit $! finden Sie die PID dieses Prozesses (sie enthält immer die PID des zuletzt gestarteten Hintergrundprozesses). <text:line-break/>Stoppen Sie die xclock anschließend, indem Sie sie in den Vordergrund holen und mit Strg + z anhalten. <text:line-break/>Wie ist nun der Prozesszustand? </text:span></text:p>
      <text:p text:style-name="P2"><text:span text:style-name="T2"><text:line-break/><text:line-break/>2. Was bedeuten die Informationen, die Sie mit dem Kommando ps erhalten? <text:line-break/>Geben Sie ps ohne Option, dann 1x nur mit a 1x nur mit x und schließlich mit ax an.</text:span></text:p>
      <text:p text:style-name="P2"><text:span text:style-name="T2">Was bewirkt die Angabe von ax?<text:line-break/><text:line-break/><text:line-break/>3. Benutzen Sie pgrep, um (nur) die PIDs aller gerade laufenden Prozesse des Benutzers &lt;Ihr Benutzername&gt; zu bestimmen.<text:line-break/><text:line-break/></text:span><text:span text:style-name="T3"/></text:p>
      <text:p text:style-name="P2"><text:span text:style-name="T4">4. Versuchen Sie, einem Prozess eine höhere Priorität zu geben. Möglicherweise funktioniert das nicht, warum? <text:line-break/>Überprüfen Sie den Prozesszustand mit ps.</text:span></text:p>
      <text:p text:style-name="P2"><text:span text:style-name="T5"/></text:p>
      <text:p text:style-name="P2"><text:span text:style-name="T5"/></text:p>
      <text:p text:style-name="P2"><text:span text:style-name="T6">5. Erstellen Sie als root jeweils eine Datei im Home-Verzeichnis Ihres Benutzers und eine weitere im Verzeichnis /tmp/. <text:line-break/></text:span></text:p>
      <text:p text:style-name="P2"><text:span text:style-name="T6">Welche der beiden Dateien können Sie als Benutzer bearbeiten?<text:line-break/></text:span></text:p>
      <text:p text:style-name="P2"><text:span text:style-name="T6">Welche der beiden Dateien können Sie als Benutzer löschen?<text:line-break/></text:span></text:p>
      <text:p text:style-name="P2"><text:span text:style-name="T6"><text:line-break/>6</text:span><text:span text:style-name="T7">. Lassen Sie sich alle Ihrer Prozesse anzeigen. <text:line-break/><text:line-break/>Wie viele sind es insgesamt? <text:line-break/><text:line-break/>Wie viele davon haben den Status R (running)?<text:line-break/></text:span><text:span text:style-name="T8"><text:line-break/></text:span></text:p>
      <text:p text:style-name="P2"><text:span text:style-name="T9">7. Starten Sie ein neues Terminal.<text:line-break/><text:line-break/>Welche PID hat das Programm bash, das in Ihrem 2. Terminal läuft?</text:span></text:p>
      <text:p text:style-name="P2"><text:span text:style-name="T10"/></text:p>
      <text:p text:style-name="P2"><text:span text:style-name="T11">Die ID differiert, bei TTY wird ein anderer Wert angezeigt.</text:span><text:span text:style-name="T12"><text:line-break/><text:line-break/>Versuchen Sie diesen Prozess zu beenden. <text:line-break/></text:span></text:p>
      <text:p text:style-name="P2"><text:span text:style-name="T12">Beenden Sie nun alle bash Prozesse.</text:span><text:span text:style-name="T13"><text:line-break/><text:line-break/><text:line-break/>8</text:span><text:span text:style-name="T14">. Schauen Sie sich mit top die Systemauslastung an. Welcher Prozess beansprucht am meisten Arbeitsspeicher? <text:line-break/><text:line-break/></text:span></text:p>
      <text:p text:style-name="P2"><text:span text:style-name="T14">9. Lassen Sie sich die RAM-Auslastung anzeigen. <text:line-break/>Starten Sie danach den Browser und schauen sich die Auslastung erneut an. Was ändert sich? <text:line-break/>Schließen Sie den Browser anschließend und vergleichen die drei Auslastungen.</text:span><text:span text:style-name="T15"><text:line-break/></text:span><text:span text:style-name="T16"><text:line-break/></text:span><text:span text:style-name="T17"><text:line-break/></text:span><text:span text:style-name="T18">10. Schauen Sie sich die Kernelmeldungen mit dmesg an. Ziehen den Stecker der Maus aus dem Rechner und stecken ihn anschließend wieder rein. <text:line-break/>Schauen Sie sich die Kernelmeldungen erneut an.<text:line-break/></text:span></text:p>
      <text:p text:style-name="P2"><text:span text:style-name="T18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